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a9b1" officeooo:paragraph-rsid="0012a9b1"/>
    </style:style>
    <style:style style:name="P2" style:family="paragraph" style:parent-style-name="Standard" style:list-style-name="L1">
      <style:text-properties officeooo:rsid="0012a9b1" officeooo:paragraph-rsid="0013e609"/>
    </style:style>
    <style:style style:name="P3" style:family="paragraph" style:parent-style-name="Standard" style:list-style-name="L1">
      <style:text-properties officeooo:paragraph-rsid="0012a9b1"/>
    </style:style>
    <style:style style:name="P4" style:family="paragraph" style:parent-style-name="Standard">
      <style:text-properties style:text-underline-style="none" officeooo:rsid="0012a9b1" officeooo:paragraph-rsid="0012a9b1"/>
    </style:style>
    <style:style style:name="T1" style:family="text">
      <style:text-properties officeooo:rsid="0012a9b1"/>
    </style:style>
    <style:style style:name="T2" style:family="text">
      <style:text-properties style:text-underline-style="solid" style:text-underline-width="auto" style:text-underline-color="font-color" officeooo:rsid="0012a9b1"/>
    </style:style>
    <style:style style:name="T3" style:family="text">
      <style:text-properties officeooo:rsid="0013e6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67028" text:style-name="L1">
        <text:list-item>
          <text:p text:style-name="P3"><text:span text:style-name="T1">Título: ?? CineZen, ZineZen, CineXpertos</text:span></text:p>
        </text:list-item>
        <text:list-item>
          <text:p text:style-name="P1">Colores representativos: Granate, Negro y Blanco -→Fondo Blanco, fuente negra y detalles(logo, bordes, etc) en granate.</text:p>
        </text:list-item>
        <text:list-item>
          <text:p text:style-name="P3"><text:span text:style-name="T1">Barra de navegación: Home, </text:span><text:span text:style-name="T2">Películas, Series, Cómics, Videojuegos</text:span><text:span text:style-name="T1">, Críticas, Resumenes(Con/Sin spoilers), Guiones(??), Sobre Nosotros </text:span></text:p>
          <text:list>
            <text:list-item>
              <text:p text:style-name="P1">Contenido(Peliculas, Series, Comics, Videojuegos)</text:p>
            </text:list-item>
            <text:list-item>
              <text:p text:style-name="P2"><text:span text:style-name="T3">Al grano!</text:span>(Peliculas, Series, Comics, Videojuegos)</text:p>
            </text:list-item>
            <text:list-item>
              <text:p text:style-name="P2"><text:span text:style-name="T3">El caso!...</text:span>(Peliculas, Series, Comics, Videojuegos)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09:30:46.958211940</meta:creation-date>
    <dc:date>2020-07-20T09:39:08.549344646</dc:date>
    <meta:editing-duration>PT8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5" meta:character-count="448" meta:non-whitespace-character-count="404"/>
  </office:meta>
</office:document-meta>
</file>